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Bitstream Vera Sans2"/>
    </style:style>
    <style:style style:name="P10" style:family="paragraph" style:parent-style-name="Text_20_body">
      <style:text-properties style:font-name="Bitstream Vera Sans1"/>
    </style:style>
    <style:style style:name="P11" style:family="paragraph" style:parent-style-name="Table_20_Contents">
      <style:text-properties style:font-name="Bitstream Vera Sans1"/>
    </style:style>
    <style:style style:name="P12" style:family="paragraph" style:parent-style-name="Text_20_body">
      <style:paragraph-properties fo:text-align="start" style:justify-single-word="false"/>
    </style:style>
    <style:style style:name="P13" style:family="paragraph" style:parent-style-name="Text_20_body" style:list-style-name="L2"/>
    <style:style style:name="P14" style:family="paragraph" style:parent-style-name="Text_20_body" style:list-style-name="L3"/>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5f_5f_5f_5f_5f_5f_5f_5f_20_5f_5f_5f_5f_5f_5f_5f_5f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5f_5f_5f_5f_5f_5f_5f_5f_20_5f_5f_5f_5f_5f_5f_5f_5f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5f_5f_5f_5f_5f_5f_5f_5f_20_5f_5f_5f_5f_5f_5f_5f_5f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6">2 UML/Klassendiagramm<text:tab/>3</text:p>
          <text:p text:style-name="P6">3 Prozessübersicht und -beschreibung<text:tab/>3</text:p>
          <text:p text:style-name="P6">4 Dialogabläufe<text:tab/>3</text:p>
          <text:p text:style-name="P6">5 Modulbeschreibung<text:tab/>3</text:p>
          <text:p text:style-name="P7">5.1 GUI<text:tab/>3</text:p>
          <text:p text:style-name="P7">5.2 BPL (Brainfuck Parsing Library)<text:tab/>4</text:p>
          <text:p text:style-name="P7">5.3 BIDL (Brainfuck Interpreting and Debugging Library)<text:tab/>4</text:p>
          <text:p text:style-name="P7">5.4 Compiler<text:tab/>4</text:p>
          <text:p text:style-name="P7">5.5 Interpreter<text:tab/>4</text:p>
          <text:p text:style-name="P6">6 Menüstruktur<text:tab/>4</text:p>
          <text:p text:style-name="P6">7 Grobes Maskenlayout<text:tab/>4</text:p>
          <text:p text:style-name="P6">8 Schnittstellen<text:tab/>4</text:p>
          <text:p text:style-name="P6">9 Mengengerüste<text:tab/>4</text:p>
          <text:p text:style-name="P6">10 Zeitgerüste<text:tab/>4</text:p>
          <text:p text:style-name="P6">11 Programmierrichtlinien<text:tab/>4</text:p>
        </text:index-body>
      </text:table-of-content>
      <text:p text:style-name="Text_20_body"/>
      <text:h text:style-name="P8" text:outline-level="1">Projektübersicht</text:h>
      <text:h text:style-name="Heading_20_2" text:outline-level="2">Definition</text:h>
      <text:p text:style-name="P9">Das Brainfuck Studio ist eine integrierte Entwicklungsumgebung für die Programmiersprache Brainfuck. Es ermöglicht dem Benutzer die einfache und komfortable Programmierung von Brainfuck-Applikationen.</text:p>
      <text:h text:style-name="Heading_20_2" text:outline-level="2">IST-Zustand</text:h>
      <text:p text:style-name="P10"><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Heading_20_2" text:outline-level="2">Ziele</text:h>
      <text:p text:style-name="Text_20_body">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Text_20_body">Zusätzlich wird eine hohe Portabilität angestrebt. Brainfuck Studio soll zumindest unter den Betriebssystemen Windows und Unix lauffähig sein.</text:p>
      <text:p text:style-name="Text_20_body">Ein weiteres Ziel mit einer sehr <text:s/>hohen Priorität ist die Erstellung von qualitativ hochwertigem Programmcode, der verständlich, robust und flexibel ist.</text:p>
      <text:h text:style-name="Heading_20_1" text:outline-level="1">Sprachdefinition</text:h>
      <text:h text:style-name="Heading_20_2" text:outline-level="2">Sprachdesign</text:h>
      <text:p text:style-name="Text_20_body">Ein Brainfuck-Programm besteht aus einem impliziten Pointer, der auf ein Array mit undefinierter Größe (siehe Punkt 2.3 – Portabilität) zeigt, dessen Zellen mit 0 initialisiert sind. Der Pointer zeigt am Beginn auf die erste Zelle des Arrays.</text:p>
      <text:p text:style-name="Text_20_body">Die Programmiersprache Brainfuck besteht aus 8 Kommandos die je als ein einziges Zeichen definiert sind.</text:p>
      <text:h text:style-name="Heading_20_2"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1">&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1">,</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1">[</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1">]</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Heading_20_2" text:outline-level="2">Portabilität</text:h>
      <text:h text:style-name="Heading_20_3" text:outline-level="3">Größe der Zellen</text:h>
      <text:p text:style-name="Text_20_body">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Heading_20_3" text:outline-level="3">Größe des Arrays</text:h>
      <text:p text:style-name="Text_20_body">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Heading_20_3" text:outline-level="3">End-of-line Code</text:h>
      <text:p text:style-name="Text_20_body">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Heading_20_3" text:outline-level="3">Verhalten beim Auftreten von EOF</text:h>
      <text:p text:style-name="Text_20_body">Das Verhalten beim Auftreten von EOF (End-of-file) ist undefiniert. Brainfuck Studio verändert in diesem Fall den Zellenwert nicht.</text:p>
      <text:h text:style-name="Heading_20_1" text:outline-level="1">UML/Klassendiagramm</text:h>
      <text:p text:style-name="Text_20_body"/>
      <text:h text:style-name="Heading_20_1" text:outline-level="1">Prozessübersicht und -beschreibung</text:h>
      <text:p text:style-name="Text_20_body"/>
      <text:h text:style-name="Heading_20_1" text:outline-level="1">Dialogabläufe</text:h>
      <text:p text:style-name="Text_20_body"/>
      <text:h text:style-name="Heading_20_1" text:outline-level="1">Modulbeschreibung</text:h>
      <text:h text:style-name="Heading_20_2" text:outline-level="2">Graphical User Interface</text:h>
      <text:p text:style-name="P12">Das Graphical User Interface ist ein Texteditor, der die prinzipielle Grundfunktionalität eines Texteditors bereitstellt, aber auch erweiterte Funktionen, die speziell auf das Erstellen von <text:span text:style-name="T4">brainfuck</text:span>-Programmcode angepasst sind. Dazu zählt zum Beispiel Syntax-Highlighting.</text:p>
      <text:p text:style-name="P12">Zu den Grundfunktionen eines Texteditors und auch der Benutzeroberfläche des Brainfuck Studios gehören zum Beispiel „<text:span text:style-name="T4">Copy &amp; Paste“</text:span><text:span text:style-name="T5">, „</text:span><text:span text:style-name="T4">Undo &amp; Redo“</text:span><text:span text:style-name="T5"> und diverse andere, allgemein bekannte Funktionen. Ein besonderer Wert wird auf die Ergonomie und Komfortabiltät, zum Beispiel durch die Bereitstellung von Tastenkürzeln, so genannten „</text:span><text:span text:style-name="T4">Shortcuts</text:span><text:span text:style-name="T5">“, gelegt.</text:span></text:p>
      <text:p text:style-name="Text_20_body">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Text_20_body">Konkret realisiert wird die GUI durch die </text:p>
      <text:h text:style-name="Heading_20_2" text:outline-level="2">BFLib (Brainfuck Library)</text:h>
      <text:list text:style-name="L2">
        <text:list-item>
          <text:p text:style-name="P13">Analyse des Codes</text:p>
        </text:list-item>
        <text:list-item>
          <text:p text:style-name="P13">Fehlererkennung</text:p>
        </text:list-item>
        <text:list-item>
          <text:p text:style-name="P13">Optimierung des Programmcodes</text:p>
        </text:list-item>
        <text:list-item>
          <text:p text:style-name="P13">Generierung einer Zwischensprache zur internen Weiterverarbeitung und Bereitstellung von Routinen zur schrittweisen Interpretation dieser.</text:p>
        </text:list-item>
      </text:list>
      <text:list text:style-name="L3">
        <text:list-item>
          <text:p text:style-name="P14">Weitere Verarbeitung der vorher generierten Zwischensprache</text:p>
        </text:list-item>
      </text:list>
      <text:h text:style-name="Heading_20_2" text:outline-level="2">Compiler</text:h>
      <text:p text:style-name="Text_20_body"/>
      <text:h text:style-name="Heading_20_2" text:outline-level="2">Interpreter</text:h>
      <text:p text:style-name="Text_20_body"/>
      <text:h text:style-name="Heading_20_1" text:outline-level="1">Menüstruktur</text:h>
      <text:p text:style-name="Text_20_body"/>
      <text:h text:style-name="Heading_20_1" text:outline-level="1">Grobes Maskenlayout</text:h>
      <text:p text:style-name="Text_20_body"/>
      <text:h text:style-name="Heading_20_1" text:outline-level="1">Schnittstellen</text:h>
      <text:p text:style-name="Text_20_body"/>
      <text:h text:style-name="Heading_20_1" text:outline-level="1">Mengengerüste</text:h>
      <text:p text:style-name="Text_20_body"/>
      <text:h text:style-name="Heading_20_1" text:outline-level="1">Zeitgerüste</text:h>
      <text:p text:style-name="Text_20_body"/>
      <text:h text:style-name="Heading_20_1" text:outline-level="1">Programmierrichtlini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6"><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14T12:13:20.95" text:fixed="true">14.12.05</text:date><text:tab/><text:tab/>Seit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Christa</meta:initial-creator>
    <meta:creation-date>2005-12-16T13:36:59</meta:creation-date>
    <dc:creator>David Christa</dc:creator>
    <dc:date>2005-12-19T11:57:49</dc:date>
    <dc:language>de-DE</dc:language>
    <meta:editing-cycles>14</meta:editing-cycles>
    <meta:editing-duration>PT5H54M27S</meta:editing-duration>
    <meta:user-defined meta:name="Info 1"/>
    <meta:user-defined meta:name="Info 2"/>
    <meta:user-defined meta:name="Info 3"/>
    <meta:user-defined meta:name="Info 4"/>
    <meta:document-statistic meta:table-count="2" meta:image-count="1" meta:object-count="0" meta:page-count="7" meta:paragraph-count="107" meta:word-count="869" meta:character-count="6379"/>
  </office:meta>
</office:document-meta>
</file>